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3" style:family="paragraph" style:parent-style-name="Header">
      <style:text-properties style:text-position="super 58%"/>
    </style:style>
    <style:style style:name="P4" style:family="paragraph" style:parent-style-name="Header">
      <style:paragraph-properties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7" style:family="paragraph" style:parent-style-name="Footer">
      <style:text-properties officeooo:rsid="002ad360" officeooo:paragraph-rsid="002ad360"/>
    </style:style>
    <style:style style:name="P8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2" style:family="paragraph" style:parent-style-name="List_20_1">
      <style:text-properties style:font-name="나눔 고딕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Heading">
      <style:paragraph-properties fo:break-before="page"/>
      <style:text-properties officeooo:paragraph-rsid="05ec699f"/>
    </style:style>
    <style:style style:name="P22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23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24" style:family="paragraph" style:parent-style-name="Heading_20_1">
      <style:paragraph-properties fo:break-before="page"/>
      <style:text-properties officeooo:rsid="05ec699f" officeooo:paragraph-rsid="05ec699f"/>
    </style:style>
    <style:style style:name="P25" style:family="paragraph" style:parent-style-name="Heading_20_2">
      <style:text-properties officeooo:rsid="05ec699f" officeooo:paragraph-rsid="05ec699f"/>
    </style:style>
    <style:style style:name="P2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2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8" style:family="paragraph" style:parent-style-name="Text_20_body">
      <style:text-properties style:font-name="Noto Sans CJK KR Medium" style:font-name-asian="Noto Sans CJK KR Medium"/>
    </style:style>
    <style:style style:name="P29" style:family="paragraph" style:parent-style-name="Text_20_body">
      <style:text-properties style:font-name="Noto Sans CJK KR Medium" officeooo:paragraph-rsid="05ec699f" style:font-name-asian="Noto Sans CJK KR Medium"/>
    </style:style>
    <style:style style:name="P30" style:family="paragraph" style:parent-style-name="Text_20_body">
      <style:text-properties officeooo:paragraph-rsid="05ec699f"/>
    </style:style>
    <style:style style:name="T1" style:family="text">
      <style:text-properties officeooo:rsid="05367fd0"/>
    </style:style>
    <style:style style:name="T2" style:family="text">
      <style:text-properties officeooo:rsid="05e5d51e"/>
    </style:style>
    <style:style style:name="T3" style:family="text">
      <style:text-properties officeooo:rsid="05eac835"/>
    </style:style>
    <style:style style:name="T4" style:family="text">
      <style:text-properties style:font-name="Noto Sans CJK KR Medium" style:font-name-asian="Noto Sans CJK KR Medium"/>
    </style:style>
    <style:style style:name="T5" style:family="text">
      <style:text-properties officeooo:rsid="05ec69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8"/>
      <text:p text:style-name="P8"/>
      <text:p text:style-name="P8"/>
      <text:p text:style-name="P13"/>
      <text:p text:style-name="Title">이순신 운영체제</text:p>
      <text:p text:style-name="Title">사용자 설명서</text:p>
      <text:p text:style-name="P16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1"/>
      <text:p text:style-name="P10"/>
      <text:p text:style-name="P15"/>
      <text:p text:style-name="P15"/>
      <text:p text:style-name="P15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20">목차</text:p>
          </text:index-title>
          <text:p text:style-name="P17"><text:a xlink:type="simple" xlink:href="#__RefHeading___Toc133_3484200972" text:style-name="Index_20_Link" text:visited-style-name="Index_20_Link"><text:s/>1. <text:s/>본 문서는<text:tab/>3</text:a></text:p>
          <text:p text:style-name="P17"><text:a xlink:type="simple" xlink:href="#__RefHeading___Toc135_3484200972" text:style-name="Index_20_Link" text:visited-style-name="Index_20_Link"><text:s/>2. <text:s/>이순신 운영체제는?<text:tab/>3</text:a></text:p>
          <text:p text:style-name="P17"><text:a xlink:type="simple" xlink:href="#__RefHeading___Toc137_3484200972" text:style-name="Index_20_Link" text:visited-style-name="Index_20_Link"><text:s/>3. <text:s/>기본 구성<text:tab/>3</text:a></text:p>
          <text:p text:style-name="P17"><text:a xlink:type="simple" xlink:href="#__RefHeading___Toc139_3484200972" text:style-name="Index_20_Link" text:visited-style-name="Index_20_Link"><text:s/>4. <text:s/>Crossworks for ARM<text:tab/>3</text:a></text:p>
          <text:p text:style-name="P18"><text:a xlink:type="simple" xlink:href="#__RefHeading___Toc141_3484200972" text:style-name="Index_20_Link" text:visited-style-name="Index_20_Link"><text:s/>4.1. 이 IDE를 사용하는 이유?<text:tab/>3</text:a></text:p>
          <text:p text:style-name="P18"><text:a xlink:type="simple" xlink:href="#__RefHeading___Toc143_3484200972" text:style-name="Index_20_Link" text:visited-style-name="Index_20_Link"><text:s/>4.2. 설치<text:tab/>3</text:a></text:p>
          <text:p text:style-name="P19"><text:a xlink:type="simple" xlink:href="#__RefHeading___Toc145_3484200972" text:style-name="Index_20_Link" text:visited-style-name="Index_20_Link"><text:s/>4.2.1. 다운로드<text:tab/>3</text:a></text:p>
        </text:index-body>
      </text:table-of-content>
      <text:h text:style-name="P22" text:outline-level="1"/>
      <text:h text:style-name="P23" text:outline-level="1"/>
      <text:h text:style-name="P24" text:outline-level="1"><text:bookmark-start text:name="__RefHeading___Toc133_3484200972"/><text:s/>본 문서는<text:bookmark-end text:name="__RefHeading___Toc133_3484200972"/></text:h>
      <text:p text:style-name="P30"/>
      <text:h text:style-name="Heading_20_1" text:outline-level="1"><text:bookmark-start text:name="__RefHeading___Toc135_3484200972"/><text:s/>이순신 운영체제는?<text:bookmark-end text:name="__RefHeading___Toc135_3484200972"/></text:h>
      <text:p text:style-name="Text_20_body"/>
      <text:h text:style-name="Heading_20_1" text:outline-level="1"><text:bookmark-start text:name="__RefHeading___Toc137_3484200972"/><text:s/>기본 구성<text:bookmark-end text:name="__RefHeading___Toc137_3484200972"/></text:h>
      <text:p text:style-name="Text_20_body"/>
      <text:h text:style-name="Heading_20_1" text:outline-level="1"><text:bookmark-start text:name="__RefHeading___Toc139_3484200972"/><text:s/><text:span text:style-name="T5">Crossworks for ARM</text:span><text:bookmark-end text:name="__RefHeading___Toc139_3484200972"/></text:h>
      <text:h text:style-name="P25" text:outline-level="2"><text:bookmark-start text:name="__RefHeading___Toc141_3484200972"/>이 IDE를 사용하는 이유?<text:bookmark-end text:name="__RefHeading___Toc141_3484200972"/></text:h>
      <text:p text:style-name="P30"/>
      <text:h text:style-name="P25" text:outline-level="2"><text:bookmark-start text:name="__RefHeading___Toc143_3484200972"/>설치<text:bookmark-end text:name="__RefHeading___Toc143_3484200972"/></text:h>
      <text:h text:style-name="Heading_20_3" text:outline-level="3"><text:bookmark-start text:name="__RefHeading___Toc145_3484200972"/>다운로드<text:bookmark-end text:name="__RefHeading___Toc145_3484200972"/></text:h>
      <text:p text:style-name="P29">아래 URL을 클릭하여 Rowley Associates 홈페이지에 방문합니다.</text:p>
      <text:p text:style-name="P30"><text:a xlink:type="simple" xlink:href="https://www.rowley.co.uk/arm/index.htm" text:style-name="Internet_20_link" text:visited-style-name="Visited_20_Internet_20_Link"><text:span text:style-name="T4">https://www.rowley.co.uk/arm/index.htm</text:span></text:a></text:p>
      <text:p text:style-name="P30"><text:span text:style-name="T4"/></text:p>
      <text:p text:style-name="P30"><text:span text:style-name="T4"/></text:p>
      <text:p text:style-name="Text_20_body"><text:span text:style-name="T4"/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5e5d51e"/>
    </style:style>
    <style:style style:name="MT3" style:family="text">
      <style:text-properties officeooo:rsid="05eac835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3842717606864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3842717704608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3</text:page-number>/<text:page-count>3</text:page-count></text:p>
            </table:table-cell>
            <table:table-cell table:style-name="표101.A1" office:value-type="string">
              <text:p text:style-name="MP8">Rev <text:span text:style-name="MT1">0</text:span>.0<text:span text:style-name="MT2">1 (20</text:span><text:span text:style-name="MT3">21</text:span><text:span text:style-name="MT2">. </text:span><text:span text:style-name="MT3">10</text:span><text:span text:style-name="MT2">. </text:span><text:span text:style-name="MT3">07</text:span><text:span text:style-name="MT2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07T13:05:39.199440768</dc:date>
    <meta:editing-duration>P3DT4H20M50S</meta:editing-duration>
    <meta:editing-cycles>1163</meta:editing-cycles>
    <meta:generator>LibreOffice/7.2.1.2$Linux_X86_64 LibreOffice_project/20$Build-2</meta:generator>
    <meta:document-statistic meta:table-count="2" meta:image-count="0" meta:object-count="0" meta:page-count="3" meta:paragraph-count="22" meta:word-count="149" meta:character-count="345" meta:non-whitespace-character-count="278"/>
  </office:meta>
</office:document-meta>
</file>